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utilla 5 55.5</text:p>
      <text:p text:style-name="Standard">banana 3 50</text:p>
      <text:p text:style-name="Standard">durazno 2 60.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2:05:39.388114524</meta:creation-date>
    <dc:date>2022-10-19T12:06:31.580750532</dc:date>
    <meta:editing-duration>PT52S</meta:editing-duration>
    <meta:editing-cycles>1</meta:editing-cycles>
    <meta:document-statistic meta:table-count="0" meta:image-count="0" meta:object-count="0" meta:page-count="1" meta:paragraph-count="3" meta:word-count="9" meta:character-count="40" meta:non-whitespace-character-count="34"/>
    <meta:generator>LibreOffice/7.3.6.2$Linux_X86_64 LibreOffice_project/30$Build-2</meta:generator>
  </office:meta>
</office:document-meta>
</file>